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F000001455B911A47.png"/>
  <manifest:file-entry manifest:media-type="image/png" manifest:full-path="Pictures/10000000000000C300000032381CD1B7.png"/>
  <manifest:file-entry manifest:media-type="image/png" manifest:full-path="Pictures/100002010000034D000000B280CBD53A.png"/>
  <manifest:file-entry manifest:media-type="image/png" manifest:full-path="Pictures/10000000000001F40000003E39E00F35.png"/>
  <manifest:file-entry manifest:media-type="image/png" manifest:full-path="Pictures/100002010000029C000001ACCE53D26B.png"/>
  <manifest:file-entry manifest:media-type="image/png" manifest:full-path="Pictures/100002010000020B000001D179F151F5.png"/>
  <manifest:file-entry manifest:media-type="image/png" manifest:full-path="Pictures/100002010000020B000001D149FB2802.png"/>
  <manifest:file-entry manifest:media-type="image/png" manifest:full-path="Pictures/10000000000001300000004D97F6C819.png"/>
  <manifest:file-entry manifest:media-type="image/png" manifest:full-path="Pictures/100002010000019400000165C9062854.png"/>
  <manifest:file-entry manifest:media-type="image/png" manifest:full-path="Pictures/100000000000020700000180CCE89105.png"/>
  <manifest:file-entry manifest:media-type="image/png" manifest:full-path="Pictures/10000201000002B40000017048F4909B.png"/>
  <manifest:file-entry manifest:media-type="image/png" manifest:full-path="Pictures/100000000000040600000064BE83AAFD.png"/>
  <manifest:file-entry manifest:media-type="image/png" manifest:full-path="Pictures/10000000000003C4000003B4531CBE78.png"/>
  <manifest:file-entry manifest:media-type="image/png" manifest:full-path="Pictures/10000201000001A50000012697BA8939.png"/>
  <manifest:file-entry manifest:media-type="image/png" manifest:full-path="Pictures/100000000000013E000000497AE24C89.png"/>
  <manifest:file-entry manifest:media-type="image/png" manifest:full-path="Pictures/100002010000020B000001D191BA3E6E.png"/>
  <manifest:file-entry manifest:media-type="image/png" manifest:full-path="Pictures/1000020100000215000001DA28766152.png"/>
  <manifest:file-entry manifest:media-type="image/png" manifest:full-path="Pictures/10000201000002AF0000019C161D4417.png"/>
  <manifest:file-entry manifest:media-type="image/png" manifest:full-path="Pictures/100002010000020B000001D133BE90E0.png"/>
  <manifest:file-entry manifest:media-type="image/png" manifest:full-path="Pictures/10000000000000B70000004A78FB3306.png"/>
  <manifest:file-entry manifest:media-type="image/png" manifest:full-path="Pictures/10000000000001CE0000019A3DCC8B33.png"/>
  <manifest:file-entry manifest:media-type="image/png" manifest:full-path="Pictures/10000000000000A8000000457C685AF9.png"/>
  <manifest:file-entry manifest:media-type="image/png" manifest:full-path="Pictures/10000000000000AA00000047256B445C.png"/>
  <manifest:file-entry manifest:media-type="image/png" manifest:full-path="Pictures/10000000000000B700000030C74DB157.png"/>
  <manifest:file-entry manifest:media-type="image/png" manifest:full-path="Pictures/10000000000003D70000024FD54D6057.png"/>
  <manifest:file-entry manifest:media-type="image/png" manifest:full-path="Pictures/100000000000020D000001611EC42602.png"/>
  <manifest:file-entry manifest:media-type="image/png" manifest:full-path="Pictures/10000000000001F40000003EFEE9694A.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0B47C3D1.png"/>
  <manifest:file-entry manifest:media-type="image/png" manifest:full-path="Pictures/10000201000003C80000022EAD969D74.png"/>
  <manifest:file-entry manifest:media-type="image/png" manifest:full-path="Pictures/10000000000000670000003F91C57DB1.png"/>
  <manifest:file-entry manifest:media-type="image/png" manifest:full-path="Pictures/1000020100000291000001FBFBF4F2B4.png"/>
  <manifest:file-entry manifest:media-type="image/png" manifest:full-path="Pictures/10000000000000AE0000004A6ADA6167.png"/>
  <manifest:file-entry manifest:media-type="image/png" manifest:full-path="Pictures/1000020100000134000000E408D510E3.png"/>
  <manifest:file-entry manifest:media-type="image/png" manifest:full-path="Pictures/10000000000003900000019817C15A62.png"/>
  <manifest:file-entry manifest:media-type="image/png" manifest:full-path="Pictures/10000000000003AC00000177F8C6431A.png"/>
  <manifest:file-entry manifest:media-type="image/png" manifest:full-path="Pictures/100000000000042500000063A89F9E9F.png"/>
  <manifest:file-entry manifest:media-type="image/png" manifest:full-path="Pictures/10000201000001A400000100C2FF24C3.png"/>
  <manifest:file-entry manifest:media-type="image/png" manifest:full-path="Pictures/1000020100000215000001DA9F0CA541.png"/>
  <manifest:file-entry manifest:media-type="image/png" manifest:full-path="Pictures/10000000000001F40000003E515D9F14.png"/>
  <manifest:file-entry manifest:media-type="image/png" manifest:full-path="Pictures/1000000000000207000001257F8A131A.png"/>
  <manifest:file-entry manifest:media-type="image/png" manifest:full-path="Pictures/100000000000023D0000019D0784D868.png"/>
  <manifest:file-entry manifest:media-type="image/png" manifest:full-path="Pictures/10000000000002CF00000095285AAD2C.png"/>
  <manifest:file-entry manifest:media-type="image/png" manifest:full-path="Pictures/10000000000001E00000004684CB2831.png"/>
  <manifest:file-entry manifest:media-type="image/png" manifest:full-path="Pictures/100002010000020B000001D1B888B0EC.png"/>
  <manifest:file-entry manifest:media-type="image/png" manifest:full-path="Pictures/100002010000020B000001D14248815C.png"/>
  <manifest:file-entry manifest:media-type="image/png" manifest:full-path="Pictures/10000000000003D50000024F64A75F6A.png"/>
  <manifest:file-entry manifest:media-type="image/png" manifest:full-path="Pictures/100002010000033D0000023E53AC79A7.png"/>
  <manifest:file-entry manifest:media-type="image/png" manifest:full-path="Pictures/1000020100000215000001DA6E963114.png"/>
  <manifest:file-entry manifest:media-type="image/png" manifest:full-path="Pictures/10000000000002A10000008776C88D39.png"/>
  <manifest:file-entry manifest:media-type="image/png" manifest:full-path="Pictures/10000000000001F40000003EC5521CE9.png"/>
  <manifest:file-entry manifest:media-type="image/png" manifest:full-path="Pictures/10000000000001B000000147A78EC3D1.png"/>
  <manifest:file-entry manifest:media-type="image/png" manifest:full-path="Pictures/100000000000021000000244C533A8AC.png"/>
  <manifest:file-entry manifest:media-type="image/png" manifest:full-path="Pictures/10000000000002CA00000174C89A854A.png"/>
  <manifest:file-entry manifest:media-type="image/png" manifest:full-path="Pictures/10000000000000BD0000004DB533ADE4.png"/>
  <manifest:file-entry manifest:media-type="image/png" manifest:full-path="Pictures/1000000000000237000001FFB14D0ECA.png"/>
  <manifest:file-entry manifest:media-type="image/gif" manifest:full-path="Pictures/10000000000001E000000064737C6475.gif"/>
  <manifest:file-entry manifest:media-type="image/png" manifest:full-path="Pictures/1000020100000194000001A2FE840EB7.png"/>
  <manifest:file-entry manifest:media-type="image/png" manifest:full-path="Pictures/10000000000000BD000000479A4E26B5.png"/>
  <manifest:file-entry manifest:media-type="image/png" manifest:full-path="Pictures/100000000000020700000216E136CA03.png"/>
  <manifest:file-entry manifest:media-type="image/png" manifest:full-path="Pictures/10000201000002D000000201E37FF89B.png"/>
  <manifest:file-entry manifest:media-type="image/png" manifest:full-path="Pictures/10000201000001AC000000F8F047CACC.png"/>
  <manifest:file-entry manifest:media-type="image/png" manifest:full-path="Pictures/1000000000000092000000491441B240.png"/>
  <manifest:file-entry manifest:media-type="image/png" manifest:full-path="Pictures/100000000000013600000041422F7E63.png"/>
  <manifest:file-entry manifest:media-type="image/png" manifest:full-path="Pictures/10000000000003B20000017D34471965.png"/>
  <manifest:file-entry manifest:media-type="image/png" manifest:full-path="Pictures/10000000000001F40000003E9E3F0416.png"/>
  <manifest:file-entry manifest:media-type="image/png" manifest:full-path="Pictures/100002010000020B000001D1ED9D11EE.png"/>
  <manifest:file-entry manifest:media-type="image/png" manifest:full-path="Pictures/10000000000000A200000038BC5D3C40.png"/>
  <manifest:file-entry manifest:media-type="image/png" manifest:full-path="Pictures/10000201000002C30000014E789C09DB.png"/>
  <manifest:file-entry manifest:media-type="image/png" manifest:full-path="Pictures/100000000000008F0000003C7F186FC7.png"/>
  <manifest:file-entry manifest:media-type="image/png" manifest:full-path="Pictures/1000000000000209000001045703C446.png"/>
  <manifest:file-entry manifest:media-type="image/png" manifest:full-path="Pictures/1000020100000306000001B9CD9A4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6.6924in" table:align="margins" style:may-break-between-rows="false"/>
    </style:style>
    <style:style style:name="Table3.A" style:family="table-column">
      <style:table-column-properties style:column-width="4.3in" style:rel-column-width="42107*"/>
    </style:style>
    <style:style style:name="Table3.B" style:family="table-column">
      <style:table-column-properties style:column-width="2.3924in" style:rel-column-width="23428*"/>
    </style:style>
    <style:style style:name="Table3.1" style:family="table-row">
      <style:table-row-properties style:keep-together="false" fo:keep-together="always"/>
    </style:style>
    <style:style style:name="Table3.A1" style:family="table-cell">
      <style:table-cell-properties fo:padding="0.0382in" fo:border="none"/>
    </style:style>
    <style:style style:name="Table3.2" style:family="table-row">
      <style:table-row-properties style:min-row-height="3.8333in" style:keep-together="false" fo:keep-together="always"/>
    </style:style>
    <style:style style:name="Table4" style:family="table">
      <style:table-properties style:width="6.6924in" table:align="margins"/>
    </style:style>
    <style:style style:name="Table4.A" style:family="table-column">
      <style:table-column-properties style:column-width="4.2597in" style:rel-column-width="41713*"/>
    </style:style>
    <style:style style:name="Table4.B" style:family="table-column">
      <style:table-column-properties style:column-width="2.4326in" style:rel-column-width="23822*"/>
    </style:style>
    <style:style style:name="Table4.A1" style:family="table-cell">
      <style:table-cell-properties fo:padding="0.0382in" fo:border="none"/>
    </style:style>
    <style:style style:name="Table5" style:family="table">
      <style:table-properties style:width="6.6924in" table:align="margins"/>
    </style:style>
    <style:style style:name="Table5.A" style:family="table-column">
      <style:table-column-properties style:column-width="4.4299in" style:rel-column-width="43379*"/>
    </style:style>
    <style:style style:name="Table5.B" style:family="table-column">
      <style:table-column-properties style:column-width="2.2625in" style:rel-column-width="22156*"/>
    </style:style>
    <style:style style:name="Table5.A1" style:family="table-cell">
      <style:table-cell-properties fo:padding="0.0382in" fo:border="none"/>
    </style:style>
    <style:style style:name="Table2" style:family="table">
      <style:table-properties style:width="6.7in" fo:margin-left="-0.0076in" fo:margin-right="0in" table:align="margins"/>
    </style:style>
    <style:style style:name="Table2.A" style:family="table-column">
      <style:table-column-properties style:column-width="1.5in" style:rel-column-width="14672*"/>
    </style:style>
    <style:style style:name="Table2.B" style:family="table-column">
      <style:table-column-properties style:column-width="5.2in" style:rel-column-width="508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1.1403in" style:rel-column-width="11166*"/>
    </style:style>
    <style:style style:name="Table1.B" style:family="table-column">
      <style:table-column-properties style:column-width="0.9896in" style:rel-column-width="9690*"/>
    </style:style>
    <style:style style:name="Table1.C" style:family="table-column">
      <style:table-column-properties style:column-width="2.45in" style:rel-column-width="23991*"/>
    </style:style>
    <style:style style:name="Table1.D" style:family="table-column">
      <style:table-column-properties style:column-width="2.1125in" style:rel-column-width="2068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15" style:family="table-row">
      <style:table-row-properties style:min-row-height="0.334in"/>
    </style:style>
    <style:style style:name="Table6" style:family="table">
      <style:table-properties style:width="6.6924in" table:align="margins"/>
    </style:style>
    <style:style style:name="Table6.A" style:family="table-column">
      <style:table-column-properties style:column-width="1.1403in" style:rel-column-width="11166*"/>
    </style:style>
    <style:style style:name="Table6.B" style:family="table-column">
      <style:table-column-properties style:column-width="0.9896in" style:rel-column-width="9690*"/>
    </style:style>
    <style:style style:name="Table6.C" style:family="table-column">
      <style:table-column-properties style:column-width="2.45in" style:rel-column-width="23991*"/>
    </style:style>
    <style:style style:name="Table6.D" style:family="table-column">
      <style:table-column-properties style:column-width="2.1125in" style:rel-column-width="20688*"/>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16" style:family="table-row">
      <style:table-row-properties style:min-row-height="0.334in"/>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Contents_20_Heading">
      <style:paragraph-properties fo:break-before="pag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Nimbus Roman No9 L"/>
    </style:style>
    <style:style style:name="P14" style:family="paragraph" style:parent-style-name="Text_20_body_20_indent">
      <style:text-properties fo:font-weight="bold" style:font-weight-asian="bold" style:font-weight-complex="bold"/>
    </style:style>
    <style:style style:name="P15" style:family="paragraph" style:parent-style-name="Text_20_body_20_indent">
      <style:text-properties style:font-name="Courier 10 Pitch1"/>
    </style:style>
    <style:style style:name="P16" style:family="paragraph" style:parent-style-name="Text_20_body">
      <style:paragraph-properties fo:margin-left="0.9846in" fo:margin-right="0in" fo:text-indent="0in" style:auto-text-indent="false"/>
    </style:style>
    <style:style style:name="P17" style:family="paragraph" style:parent-style-name="Text_20_body">
      <style:paragraph-properties fo:margin-left="0.9846in" fo:margin-right="0in" fo:text-indent="0in" style:auto-text-indent="false"/>
      <style:text-properties fo:font-weight="bold" style:font-weight-asian="bold" style:font-weight-complex="bold"/>
    </style:style>
    <style:style style:name="P18"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19" style:family="paragraph" style:parent-style-name="Text_20_body">
      <style:paragraph-properties fo:margin-left="0.9846in" fo:margin-right="0in" fo:text-indent="0in" style:auto-text-indent="false"/>
      <style:text-properties style:font-name="Courier 10 Pitch1"/>
    </style:style>
    <style:style style:name="P20" style:family="paragraph" style:parent-style-name="Text_20_body">
      <style:paragraph-properties fo:margin-left="0.9846in" fo:margin-right="0in" fo:text-indent="0in" style:auto-text-indent="false"/>
      <style:text-properties style:font-name="Courier 10 Pitch1" fo:font-weight="normal" style:font-weight-asian="normal" style:font-weight-complex="normal"/>
    </style:style>
    <style:style style:name="P21" style:family="paragraph" style:parent-style-name="Text_20_body">
      <style:paragraph-properties fo:margin-left="0.9846in" fo:margin-right="0in" fo:text-indent="0in" style:auto-text-indent="false"/>
      <style:text-properties style:font-name="Nimbus Roman No9 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fo:font-weight="bold" style:font-weight-asian="bold" style:font-weight-complex="bold"/>
    </style:style>
    <style:style style:name="P24" style:family="paragraph" style:parent-style-name="Text_20_body">
      <style:paragraph-properties fo:margin-left="0in" fo:margin-right="0in" fo:text-indent="0in" style:auto-text-indent="false"/>
      <style:text-properties style:font-name="Courier 10 Pitch1" fo:font-size="11pt" style:font-size-asian="11pt" style:font-size-complex="11pt"/>
    </style:style>
    <style:style style:name="P25" style:family="paragraph" style:parent-style-name="Text_20_body">
      <style:paragraph-properties fo:margin-left="0in" fo:margin-right="0in" fo:text-indent="0in" style:auto-text-indent="false"/>
      <style:text-properties style:font-name="Nimbus Roman No9 L"/>
    </style:style>
    <style:style style:name="P26" style:family="paragraph" style:parent-style-name="Text_20_body">
      <style:paragraph-properties fo:margin-left="0in" fo:margin-right="0in" fo:text-indent="0in" style:auto-text-indent="false"/>
      <style:text-properties style:font-name="Nimbus Roman No9 L" fo:font-weight="bold" style:font-weight-asian="bold" style:font-weight-complex="bold"/>
    </style:style>
    <style:style style:name="P27" style:family="paragraph" style:parent-style-name="Text_20_body">
      <style:paragraph-properties fo:margin-left="0in" fo:margin-right="0in" fo:text-indent="0in" style:auto-text-indent="false"/>
      <style:text-properties style:font-name="Nimbus Roman No9 L" fo:font-weight="normal" style:font-weight-asian="normal" style:font-weight-complex="normal"/>
    </style:style>
    <style:style style:name="P28" style:family="paragraph" style:parent-style-name="Table_20_Contents">
      <style:text-properties style:font-name="Courier 10 Pitch1"/>
    </style:style>
    <style:style style:name="P29" style:family="paragraph" style:parent-style-name="Contents_20_3">
      <style:paragraph-properties>
        <style:tab-stops>
          <style:tab-stop style:position="6.2992in" style:type="right" style:leader-style="dotted" style:leader-text="."/>
        </style:tab-stops>
      </style:paragraph-properties>
    </style:style>
    <style:style style:name="P30" style:family="paragraph" style:parent-style-name="Contents_20_2">
      <style:paragraph-properties>
        <style:tab-stops>
          <style:tab-stop style:position="6.4957in" style:type="right" style:leader-style="dotted" style:leader-text="."/>
        </style:tab-stops>
      </style:paragraph-properties>
    </style:style>
    <style:style style:name="P31" style:family="paragraph" style:parent-style-name="Contents_20_1">
      <style:paragraph-properties>
        <style:tab-stops>
          <style:tab-stop style:position="6.6925in" style:type="right" style:leader-style="dotted" style:leader-text="."/>
        </style:tab-stops>
      </style:paragraph-properties>
    </style:style>
    <style:style style:name="P32" style:family="paragraph" style:parent-style-name="Code">
      <style:text-properties fo:font-size="11pt" style:font-size-asian="11pt" style:font-size-complex="11pt"/>
    </style:style>
    <style:style style:name="P33" style:family="paragraph" style:parent-style-name="Code">
      <style:text-properties style:font-name="Nimbus Roman No9 L"/>
    </style:style>
    <style:style style:name="P34" style:family="paragraph" style:parent-style-name="Heading_20_2">
      <style:paragraph-properties fo:break-before="page"/>
    </style:style>
    <style:style style:name="P35" style:family="paragraph" style:parent-style-name="Text_20_body" style:list-style-name="L1"/>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2">
      <style:paragraph-properties fo:margin-left="0in" fo:margin-right="0in" fo:text-indent="0in" style:auto-text-indent="false"/>
    </style:style>
    <style:style style:name="P43" style:family="paragraph" style:parent-style-name="Text_20_body" style:list-style-name="L7">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0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44.5811in" fo:margin-right="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Getting Started Guide</text:p>
      <text:p text:style-name="P3"/>
      <text:p text:style-name="P3"/>
      <text:p text:style-name="P3"/>
      <text:p text:style-name="P4"/>
      <text:p text:style-name="P4"/>
      <text:p text:style-name="P4"/>
      <text:p text:style-name="P4"/>
      <text:p text:style-name="P4"/>
      <text:p text:style-name="P4"/>
      <text:p text:style-name="P4"/>
      <text:p text:style-name="P4"/>
      <text:p text:style-name="P4">2009-05-20</text:p>
      <text:p text:style-name="P4"/>
      <text:p text:style-name="P7"/>
      <text:p text:style-name="P5"/>
      <text:p text:style-name="P5"><text:tab/>Copyright SSAB Oxelösund AB 2009</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31">About this guide<text:tab/>4</text:p>
          <text:p text:style-name="P31">Download and installation<text:tab/>6</text:p>
          <text:p text:style-name="P31">Create a project<text:tab/>7</text:p>
          <text:p text:style-name="P31">Configure the Project<text:tab/>9</text:p>
          <text:p text:style-name="P31">Configure the Process station<text:tab/>15</text:p>
          <text:p text:style-name="P30">Create a simple Plc program<text:tab/>17</text:p>
          <text:p text:style-name="P30">Build<text:tab/>20</text:p>
          <text:p text:style-name="P30">Start runtime<text:tab/>21</text:p>
          <text:p text:style-name="P29">Examine the runtime environment<text:tab/>22</text:p>
          <text:p text:style-name="P30">Process Graphics<text:tab/>23</text:p>
          <text:p text:style-name="P30">Analog programming<text:tab/>27</text:p>
          <text:p text:style-name="P30">Alarms and event<text:tab/>31</text:p>
          <text:p text:style-name="P30">More Process Graphics<text:tab/>34</text:p>
          <text:p text:style-name="P29">Change the color and text of a pushbutton<text:tab/>34</text:p>
          <text:p text:style-name="P29">Build a graphic component<text:tab/>36</text:p>
          <text:p text:style-name="P30">Write a help text<text:tab/>39</text:p>
          <text:p text:style-name="P31">Appendix<text:tab/>44</text:p>
          <text:p text:style-name="P30">Glossary<text:tab/>44</text:p>
          <text:p text:style-name="P30">Edit functions in the Configurator<text:tab/>45</text:p>
          <text:p text:style-name="P30">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stallation Guide to install for the package.</text:p>
      <text:h text:style-name="Heading_20_1" text:outline-level="1">Create a project</text:h>
      <text:list xml:id="list140601986" text:style-name="L1">
        <text:list-item>
          <text:p text:style-name="P35">Login as user pwrp. During installation the user <text:span text:style-name="T2">pwrp</text:span> with password <text:span text:style-name="T2">“pwrp”</text:span> is added to the system.</text:p>
        </text:list-item>
        <text:list-item>
          <text:p text:style-name="P35"><text:s/>Open the ProjectList by doubleclicking on the Proview icon on the desktop. The <text:a xlink:type="simple" xlink:href="#ProjectList">ProjectList</text:a> will open up in a new window. </text:p>
        </text:list-item>
        <text:list-item>
          <text:p text:style-name="P35">Enter Edit mode by activating Edit/Edit mode (Ctrl+E) in the menu. Once in Edit mode, an object palette will appear to the left in the window. </text:p>
        </text:list-item>
        <text:list-item>
          <text:p text:style-name="P35">Create a project hierarchy. 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35">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36">We choose the name “Test” for our hierarchy. </text:p>
        </text:list-item>
        <text:list-item>
          <text:p text:style-name="P36">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36">Save the changes (Ctrl+S) and leave Edit mode (Ctrl+E).</text:p>
        </text:list-item>
      </text:list>
      <text:p text:style-name="P10"><draw:frame draw:style-name="fr2" draw:name="graphics39" text:anchor-type="paragraph" svg:x="0.0362in" svg:y="0.0835in" svg:width="5.3402in" svg:height="3.4201in" draw:z-index="38"><draw:image xlink:href="Pictures/100002010000029C000001ACCE53D26B.png" xlink:type="simple" xlink:show="embed" xlink:actuate="onLoad"/></draw:frame>Fig The Project List</text:p>
      <text:p text:style-name="P9"/>
      <text:p text:style-name="P17">Tip</text:p>
      <text:p text:style-name="P18">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0"/>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4">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5">&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0"><draw:frame draw:style-name="fr3" draw:name="graphics2" text:anchor-type="paragraph" svg:x="0.0201in" svg:y="0.0437in" svg:width="4.1799in" svg:height="3.7201in" draw:z-index="1"><draw:image xlink:href="Pictures/100002010000020B000001D14248815C.png" xlink:type="simple" xlink:show="embed" xlink:actuate="onLoad"/></draw:frame>Fig Directory Volume Wizard 1</text:p>
            <text:p text:style-name="P9">Press Next.</text:p>
          </table:table-cell>
          <table:table-cell table:style-name="Table3.A1" office:value-type="string">
            <text:p text:style-name="P10">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2">The Proview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ext:p text:style-name="P22"/>
          </table:table-cell>
        </table:table-row>
        <table:table-row table:style-name="Table3.2">
          <table:table-cell table:style-name="Table3.A1" office:value-type="string">
            <text:p text:style-name="P10"><draw:frame draw:style-name="fr4" draw:name="graphics3" text:anchor-type="paragraph" svg:x="0.0319in" svg:y="0in" svg:width="4.1799in" svg:height="3.7846in" draw:z-index="23"><draw:image xlink:href="Pictures/100002010000020B000001D133BE90E0.png" xlink:type="simple" xlink:show="embed" xlink:actuate="onLoad"/></draw:frame>Fig Directory Volume Wizard 2</text:p>
            <text:p text:style-name="Text_20_body">Press Next</text:p>
          </table:table-cell>
          <table:table-cell table:style-name="Table3.A1" office:value-type="string">
            <text:p text:style-name="P10">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0"><draw:frame draw:style-name="fr2" draw:name="graphics4" text:anchor-type="paragraph" svg:x="0.0134in" svg:y="0.0398in" svg:width="4.1799in" svg:height="3.7201in" draw:z-index="2"><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0">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9">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0"><draw:frame draw:style-name="fr2" draw:name="graphics5" text:anchor-type="paragraph" svg:x="0.0311in" svg:y="0.011in" svg:width="4.1799in" svg:height="3.7862in" draw:z-index="24"><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0">Comment</text:p>
            <text:p text:style-name="P9">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0"><draw:frame draw:style-name="fr2" draw:name="graphics6" text:anchor-type="paragraph" svg:x="0.0201in" svg:y="0.0516in" svg:width="4.1799in" svg:height="3.7201in" draw:z-index="3"><draw:image xlink:href="Pictures/100002010000020B000001D179F151F5.png" xlink:type="simple" xlink:show="embed" xlink:actuate="onLoad"/></draw:frame>Fig Directory Volume Wizard 5</text:p>
            <text:p text:style-name="P9">Press Next</text:p>
          </table:table-cell>
          <table:table-cell table:style-name="Table3.A1" office:value-type="string">
            <text:p text:style-name="P10">Comment</text:p>
            <text:p text:style-name="P9">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0"><draw:frame draw:style-name="fr2" draw:name="graphics7" text:anchor-type="paragraph" svg:x="0.0535in" svg:y="0.0591in" svg:width="4.1799in" svg:height="3.7201in" draw:z-index="25"><draw:image xlink:href="Pictures/100002010000020B000001D191BA3E6E.png" xlink:type="simple" xlink:show="embed" xlink:actuate="onLoad"/></draw:frame>Fig Directory Volume Wizard 6</text:p>
            <text:p text:style-name="P9">Press Next</text:p>
          </table:table-cell>
          <table:table-cell table:style-name="Table3.A1" office:value-type="string">
            <text:p text:style-name="P10">Comment</text:p>
            <text:p text:style-name="P9">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0"><draw:frame draw:style-name="fr2" draw:name="graphics8" text:anchor-type="paragraph" svg:x="-0.0091in" svg:y="0.1252in" svg:width="4.1799in" svg:height="3.7201in" draw:z-index="4"><draw:image xlink:href="Pictures/100002010000020B000001D1ED9D11EE.png" xlink:type="simple" xlink:show="embed" xlink:actuate="onLoad"/></draw:frame>Fig Directory Volume Wizard 7</text:p>
            <text:p text:style-name="P9">Press Next</text:p>
          </table:table-cell>
          <table:table-cell table:style-name="Table3.A1" office:value-type="string">
            <text:p text:style-name="P10"/>
          </table:table-cell>
        </table:table-row>
      </table:table>
      <text:p text:style-name="P10"/>
      <text:p text:style-name="Text_20_body">Now the configuration object for volumes and nodes are created and stored in the directoryvolume. Let's take a brief look at the result. </text:p>
      <text:p text:style-name="P10"><draw:frame draw:style-name="fr5" draw:name="graphics9" text:anchor-type="paragraph" svg:width="6.6925in" svg:height="4.0134in" draw:z-index="5"><draw:image xlink:href="Pictures/10000201000002AF0000019C161D4417.png" xlink:type="simple" xlink:show="embed" xlink:actuate="onLoad"/></draw:frame></text:p>
      <text:p text:style-name="P10">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0"><draw:frame draw:style-name="fr2" draw:name="graphics10" text:anchor-type="paragraph" svg:x="-0.0189in" svg:y="0.1083in" svg:width="4.1799in" svg:height="3.7201in" draw:z-index="6"><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0">Comment </text:p>
            <text:p text:style-name="Text_20_body">We will now open the root volume VolGettingstarted where the configuration of our process station is made. </text:p>
            <text:p text:style-name="P23">Tip</text:p>
            <text:p text:style-name="P22">This volume can also be opened by rightclicking on the RootVolumeConfig object in the DirectoryVolume, <text:s/>and activating Open Project in the popupmenu. </text:p>
            <text:p text:style-name="P22">It can also be opened from a terminal window with the command (do sdf to the project first)</text:p>
            <text:p text:style-name="P24">&gt; pwrs volgettingstarted</text:p>
          </table:table-cell>
        </table:table-row>
      </table:table>
      <text:p text:style-name="Text_20_body"/>
      <text:p text:style-name="Text_20_body"/>
      <text:p text:style-name="P11"/>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0"><draw:frame draw:style-name="fr2" draw:name="graphics11" text:anchor-type="paragraph" svg:x="0.0209in" svg:y="0.072in" svg:width="4.2598in" svg:height="3.7902in" draw:z-index="7"><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0">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0"><draw:frame draw:style-name="fr2" draw:name="graphics12" text:anchor-type="paragraph" svg:x="0.0409in" svg:y="0.0516in" svg:width="4.2598in" svg:height="3.7902in" draw:z-index="8"><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0"><draw:frame draw:style-name="fr2" draw:name="graphics13" text:anchor-type="paragraph" svg:x="0.0335in" svg:y="0.0736in" svg:width="4.2598in" svg:height="3.7902in" draw:z-index="22"><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0"><draw:frame draw:style-name="fr1" draw:name="graphics14" text:anchor-type="paragraph" svg:x="0.0409in" svg:y="0.1571in" svg:width="5.8701in" svg:height="3.8799in" draw:z-index="9"><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7">Tip</text:p>
      <text:p text:style-name="P16">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94762376" text:style-name="L2">
        <text:list-item>
          <text:p text:style-name="P42">Create the hierarchy H1 in the Plant hierarchy: open the Plant map in the palette to the left, and select $PlantHier. Middleclick in the Planthie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2">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2"><text:tab/><text:tab/><text:span text:style-name="T1">Tip </text:span>Arrow up when the input field is open recalls the last inserted values. </text:p>
      <text:list xml:id="list218171217" text:continue-list="list94762376" text:style-name="L2">
        <text:list-item text:start-value="1">
          <text:p text:style-name="P42">Create a PlcPgm object: select PlcPgm in the palette. Create the object as child to H1 and name it Plc. Set also the description to 'A simple program'. Note that the description is displayed en the configurator.</text:p>
        </text:list-item>
      </text:list>
      <text:p text:style-name="P22"><text:tab/><text:tab/><text:span text:style-name="T1">Tip</text:span> Most objects have a description field. It's usually a good idea fill i this.</text:p>
      <text:list xml:id="list478219614" text:continue-list="list218171217" text:style-name="L2">
        <text:list-item text:start-value="1">
          <text:p text:style-name="P42">Save (Ctrl+S) and leave edit mode <text:s/>(Ctrl+E)</text:p>
        </text:list-item>
      </text:list>
      <text:p text:style-name="Text_20_body"/>
      <text:p text:style-name="P10"><draw:frame draw:style-name="fr2" draw:name="graphics15" text:anchor-type="paragraph" svg:x="0.0161in" svg:y="0in" svg:width="5.2598in" svg:height="4.0598in" draw:z-index="10"><draw:image xlink:href="Pictures/1000020100000291000001FBFBF4F2B4.png" xlink:type="simple" xlink:show="embed" xlink:actuate="onLoad"/></draw:frame></text:p>
      <text:p text:style-name="P10"><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823939540" text:style-name="L3">
        <text:list-item>
          <text:p text:style-name="P37">Create an and gate by opening the Logic map in the palette and select And. Move the cursor to the a position in the working area where you want to place the and gate and click there. The mousebutton should <text:s/>not be pressed when moving the cursor.</text:p>
          <text:p text:style-name="P37"><draw:frame draw:style-name="fr2" draw:name="graphics16" text:anchor-type="paragraph" svg:x="0.4709in" svg:y="0.0425in" svg:width="4.9701in" svg:height="3.5402in" draw:z-index="34"><draw:image xlink:href="Pictures/10000201000002D000000201E37FF89B.png" xlink:type="simple" xlink:show="embed" xlink:actuate="onLoad"/></draw:frame><text:soft-page-break/></text:p>
        </text:list-item>
        <text:list-item>
          <text:p text:style-name="P37">Create an or gate by selecting Or and move the cursor to a position in the working area.</text:p>
          <text:p text:style-name="P37"><draw:frame draw:style-name="fr2" draw:name="graphics17" text:anchor-type="paragraph" svg:x="0.6118in" svg:y="0.0937in" svg:width="1.1402in" svg:height="0.4799in" draw:z-index="11"><draw:image xlink:href="Pictures/100000000000008F0000003C7F186FC7.png" xlink:type="simple" xlink:show="embed" xlink:actuate="onLoad"/></draw:frame></text:p>
        </text:list-item>
        <text:list-item>
          <text:p text:style-name="P37">Connect the output of the And to the first input of the Or by dragging with the middle button from the And output pin to the Or input pin.</text:p>
          <text:list>
            <text:list-header>
              <text:p text:style-name="P37"><text:span text:style-name="T1">Tip </text:span>It can be a little hard to hit a pin. Note that also the area inside the pin is sensitive.</text:p>
              <text:p text:style-name="P37"><draw:frame draw:style-name="fr2" draw:name="graphics18" text:anchor-type="paragraph" svg:x="0.5362in" svg:y="0.1598in" svg:width="2.4799in" svg:height="0.5201in" draw:z-index="12"><draw:image xlink:href="Pictures/100000000000013600000041422F7E63.png" xlink:type="simple" xlink:show="embed" xlink:actuate="onLoad"/></draw:frame></text:p>
            </text:list-header>
          </text:list>
        </text:list-item>
        <text:list-item>
          <text:p text:style-name="P37">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7"><draw:frame draw:style-name="fr2" draw:name="graphics19" text:anchor-type="paragraph" svg:x="0.7965in" svg:y="0.0835in" svg:width="2.5402in" svg:height="0.5799in" draw:z-index="36"><draw:image xlink:href="Pictures/100000000000013E000000497AE24C89.png" xlink:type="simple" xlink:show="embed" xlink:actuate="onLoad"/></draw:frame><draw:frame draw:style-name="fr2" draw:name="graphics36" text:anchor-type="paragraph" svg:x="0.7811in" svg:y="0.8102in" svg:width="3.3701in" svg:height="2.35in" draw:z-index="35"><draw:image xlink:href="Pictures/10000201000001A50000012697BA8939.png" xlink:type="simple" xlink:show="embed" xlink:actuate="onLoad"/></draw:frame></text:p>
        </text:list-item>
        <text:list-item>
          <text:p text:style-name="P37">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7"><draw:frame draw:style-name="fr2" draw:name="graphics20" text:anchor-type="paragraph" svg:x="0.8661in" svg:y="0.1228in" svg:width="1.1701in" svg:height="0.5799in" draw:z-index="13"><draw:image xlink:href="Pictures/1000000000000092000000491441B240.png" xlink:type="simple" xlink:show="embed" xlink:actuate="onLoad"/></draw:frame></text:p>
        </text:list-item>
        <text:list-item>
          <text:p text:style-name="P37">Connect the output for the Or gate to the input of the Wait object.</text:p>
          <text:p text:style-name="P37"><draw:frame draw:style-name="fr2" draw:name="graphics21" text:anchor-type="paragraph" svg:x="0.9457in" svg:y="0.1665in" svg:width="3.8402in" svg:height="0.5598in" draw:z-index="14"><draw:image xlink:href="Pictures/10000000000001E00000004684CB2831.png" xlink:type="simple" xlink:show="embed" xlink:actuate="onLoad"/></draw:frame><text:soft-page-break/></text:p>
        </text:list-item>
        <text:list-item>
          <text:p text:style-name="P37">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7"><draw:frame draw:style-name="fr2" draw:name="graphics22" text:anchor-type="paragraph" svg:x="0.8555in" svg:y="0.0835in" svg:width="2.4299in" svg:height="0.6201in" draw:z-index="15"><draw:image xlink:href="Pictures/10000000000001300000004D97F6C819.png" xlink:type="simple" xlink:show="embed" xlink:actuate="onLoad"/></draw:frame></text:p>
          <text:p text:style-name="P37">Activate View/Palette/Plant in the menu to replace the palette with the plant hierarchy. Select Dv1 and activate Connect in the popup menu for the GetD object. </text:p>
        </text:list-item>
      </text:list>
      <text:p text:style-name="Text_20_body"><draw:frame draw:style-name="fr6" draw:name="graphics23" text:anchor-type="paragraph" svg:width="5.3in" svg:height="2.5in" draw:z-index="37"><draw:image xlink:href="Pictures/10000201000002C30000014E789C09DB.png" xlink:type="simple" xlink:show="embed" xlink:actuate="onLoad"/></draw:frame></text:p>
      <text:list xml:id="list1517625426" text:style-name="L4">
        <text:list-item>
          <text:p text:style-name="P38">Continue to connect the other inputs to Dv2 and Dv3, and the output to Dv4.</text:p>
          <text:p text:style-name="P38"/>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6.6925in" svg:height="1.3425in" draw:z-index="16"><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text:soft-page-break/>Select the current node, which is our simulation node (not the gettingstarted node which is our non existing process station).</text:p>
      <text:p text:style-name="P10"><draw:frame draw:style-name="fr2" draw:name="graphics25" text:anchor-type="paragraph" svg:x="0.0661in" svg:y="0.2508in" svg:width="2.4319in" svg:height="1.9429in" draw:z-index="18"><draw:image xlink:href="Pictures/1000020100000134000000E408D510E3.png" xlink:type="simple" xlink:show="embed" xlink:actuate="onLoad"/></draw:frame></text:p>
      <text:p text:style-name="P10">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0"><draw:frame draw:style-name="fr2" draw:name="graphics26" text:anchor-type="paragraph" svg:x="0.0417in" svg:y="0in" svg:width="4.4299in" svg:height="2.35in" draw:z-index="17"><draw:image xlink:href="Pictures/10000201000002B40000017048F4909B.png" xlink:type="simple" xlink:show="embed" xlink:actuate="onLoad"/></draw:frame>Fig Runtime Monitor</text:p>
      <text:p text:style-name="P17">Tip </text:p>
      <text:p text:style-name="P18">The runtime environment can also be started from a terminal window with the command (don't forget to do sdf to the project first)</text:p>
      <text:p text:style-name="P20">&gt; rt_ini &amp;</text:p>
      <text:p text:style-name="P18">and stopped with the command</text:p>
      <text:p text:style-name="P20">&gt; . pwr_stop.sh</text:p>
      <text:p text:style-name="P18">If you have configured another Bus identity than the default (999) you have to set this to the environment variable PWR_BUS_ID</text:p>
      <text:p text:style-name="P20">&gt; export PWR_BUS_ID=998</text:p>
      <text:p text:style-name="P18">This can be inserted in the login script $pwrp_login/login.sh.</text:p>
      <text:p text:style-name="P18">You can also change the default busid in /etc/proview.cnf.</text:p>
      <text:h text:style-name="Heading_20_3" text:outline-level="3"><text:soft-page-break/>Examine the runtime environment</text:h>
      <text:p text:style-name="Text_20_body"><text:bookmark text:name="Runtime Navigator"/>The runtime environment is viewed by the runtime navigator (Xtt). It is started from File/Runtime Navigator in the runtime monitor menu.</text:p>
      <text:p text:style-name="P17">Tip </text:p>
      <text:p text:style-name="P16">You can also start it from a terminal window with</text:p>
      <text:p text:style-name="P19">&gt; rt_xtt</text:p>
      <text:p text:style-name="Text_20_body">Under the Database map you will find the object tree with the H1 hierarchy and the PlcPgm we created. </text:p>
      <text:p text:style-name="Text_20_body"/>
      <text:p text:style-name="P10"><draw:frame draw:style-name="fr2" draw:name="graphics27" text:anchor-type="paragraph" svg:x="0.0244in" svg:y="0.0827in" svg:width="3.3228in" svg:height="3.1689in" draw:z-index="19"><draw:image xlink:href="Pictures/100002010000019400000165C9062854.png" xlink:type="simple" xlink:show="embed" xlink:actuate="onLoad"/></draw:frame></text:p>
      <text:p text:style-name="P10">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0"><draw:frame draw:style-name="fr2" draw:name="graphics28" text:anchor-type="paragraph" svg:x="0.0709in" svg:y="0in" svg:width="5.8098in" svg:height="3.0201in" draw:z-index="20"><draw:image xlink:href="Pictures/100002010000038C000001D8988193E6.png" xlink:type="simple" xlink:show="embed" xlink:actuate="onLoad"/></draw:frame><text:soft-page-break/>Fig Trace for the plc code</text:p>
      <text:p text:style-name="Text_20_body"/>
      <text:p text:style-name="Text_20_body">To change one of the input values, for example H1-Dv3, rightclick on the object and activate Object Graph in the popup menu. </text:p>
      <text:p text:style-name="P10"><draw:frame draw:style-name="fr2" draw:name="graphics29" text:anchor-type="paragraph" svg:x="0.0516in" svg:y="0.0835in" svg:width="5.8299in" svg:height="1.2299in" draw:z-index="21"><draw:image xlink:href="Pictures/100002010000034D000000B280CBD53A.png" xlink:type="simple" xlink:show="embed" xlink:actuate="onLoad"/></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7">Tip</text:p>
      <text:p text:style-name="P16">If you change the mode to Simulate <text:s/>(Mode/Simulate in the plc trace menu) you can toggle the Dv values by clicking with Ctrl+Shift+LeftDoubleClick on the function objects.</text:p>
      <text:p text:style-name="P16"/>
      <text:h text:style-name="Heading_20_2" text:outline-level="2">Process Graphics</text:h>
      <text:p text:style-name="Text_20_body">We will now draw a graph with some pushbuttons and indicators, and connect them to our Dv objects.</text:p>
      <text:list xml:id="list1638437414" text:style-name="L5">
        <text:list-item>
          <text:p text:style-name="P39">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3"><draw:frame draw:style-name="fr7" draw:name="graphics30" text:anchor-type="paragraph" svg:width="5.7075in" svg:height="3.2516in" draw:z-index="26"><draw:image xlink:href="Pictures/1000020100000306000001B9CD9A4758.png" xlink:type="simple" xlink:show="embed" xlink:actuate="onLoad"/></draw:frame><text:soft-page-break/> <text:s text:c="10"/>Fig XttGraph object</text:p>
      <text:p text:style-name="P17">Tip</text:p>
      <text:p text:style-name="P16">Note that the Action attributes is set to testgraph.pwg. This is the name of the graph file in the catalog $pwrp_pop.</text:p>
      <text:p text:style-name="P16"/>
      <text:list xml:id="list2029239769" text:style-name="L6">
        <text:list-item>
          <text:p text:style-name="P40">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0"/>
        </text:list-item>
        <text:list-item>
          <text:p text:style-name="P40"><draw:frame draw:style-name="fr2" draw:name="graphics35" text:anchor-type="paragraph" svg:x="0.4445in" svg:y="0in" svg:width="5.6402in" svg:height="3.9in" draw:z-index="31"><draw:image xlink:href="Pictures/100002010000033D0000023E53AC79A7.png" xlink:type="simple" xlink:show="embed" xlink:actuate="onLoad"/></draw:frame>Save (Ctrl+S) and leave edit mode (Ctrl+E).</text:p>
        </text:list-item>
        <text:list-item>
          <text:p text:style-name="P40"><text:soft-page-break/>Rightclick on the TestGraph object and activate Open Ge in the popup menu. This will open the graphical editor. The graphical editor contains a working area and a palette and navigation window to the right.</text:p>
        </text:list-item>
        <text:list-item>
          <text:p text:style-name="P40">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1" draw:name="graphics31" text:anchor-type="paragraph" svg:x="0.4965in" svg:y="0.0209in" svg:width="5.4201in" svg:height="3.1201in" draw:z-index="27"><draw:image xlink:href="Pictures/10000201000003C80000022EAD969D74.png" xlink:type="simple" xlink:show="embed" xlink:actuate="onLoad"/></draw:frame></text:p>
      <text:p text:style-name="Text_20_body"><draw:frame draw:style-name="fr2" draw:name="graphics32" text:anchor-type="paragraph" svg:x="0.4756in" svg:y="0in" svg:width="3.3598in" svg:height="2.05in" draw:z-index="28"><draw:image xlink:href="Pictures/10000201000001A400000100C2FF24C3.png" xlink:type="simple" xlink:show="embed" xlink:actuate="onLoad"/></draw:frame></text:p>
      <text:p text:style-name="Text_20_body"><text:tab/>Note the ToggleDig.Attribute attribute, this is where we will insert the name of the Dv later.</text:p>
      <text:list xml:id="list1619726234" text:continue-list="list2029239769" text:style-name="L6">
        <text:list-item text:start-value="1">
          <text:p text:style-name="P40">Create also three indicators to show the values of Dv1, Dv2 and Dv3. Open the Indicator map in the palette and select <text:s/>IndRound. Create three indicators beside the pushbuttons by middleclicking in the working area.</text:p>
        </text:list-item>
        <text:list-item>
          <text:p text:style-name="P40">Create a large indicator for Dv4 by selecting IndRoundLarge in the palette and middleclicking in the working area.</text:p>
        </text:list-item>
        <text:list-item>
          <text:p text:style-name="P40">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6" draw:name="graphics33" text:anchor-type="paragraph" svg:width="5.7098in" svg:height="3.2902in" draw:z-index="29"><draw:image xlink:href="Pictures/10000000000003D70000024FD54D6057.png" xlink:type="simple" xlink:show="embed" xlink:actuate="onLoad"/></draw:frame><text:soft-page-break/></text:p>
      <text:p text:style-name="P17">Tip</text:p>
      <text:p text:style-name="P16">You can also connect by selecting the Dv in the planthierachy and <text:s/>click with Ctrl+LeftDoubleClick on the pushbutton or indicator.</text:p>
      <text:list xml:id="list2041762785" text:style-name="L7">
        <text:list-item>
          <text:p text:style-name="P43">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3"><draw:frame draw:style-name="fr2" draw:name="graphics34" text:anchor-type="paragraph" svg:x="0.5209in" svg:y="0.0835in" svg:width="3.2299in" svg:height="3.3402in" draw:z-index="30"><draw:image xlink:href="Pictures/1000020100000194000001A2FE840EB7.png" xlink:type="simple" xlink:show="embed" xlink:actuate="onLoad"/></draw:frame></text:p>
        </text:list-item>
        <text:list-item>
          <text:p text:style-name="P43">Save the graph and close Ge.</text:p>
        </text:list-item>
        <text:list-item>
          <text:p text:style-name="P43"><text:a xlink:type="simple" xlink:href="#Build">Build</text:a> the node from the VolGettingstarted Configurator (Functions/Build Node in the menu).</text:p>
        </text:list-item>
        <text:list-item>
          <text:p text:style-name="P43"><text:soft-page-break/>Open the <text:a xlink:type="simple" xlink:href="#Start runtime">runtime monitor</text:a>. Stop runtime and start it again.</text:p>
        </text:list-item>
        <text:list-item>
          <text:p text:style-name="P43">Activate File/Start Operator Environment in the runtime monitor menu.</text:p>
        </text:list-item>
        <text:list-item>
          <text:p text:style-name="P43">Select Nodes-Gettingstarted-Op operator place. The operator window is now opened with the TestGraph button to the right.</text:p>
          <text:p text:style-name="P43"><draw:frame draw:style-name="fr1" draw:name="graphics38" text:anchor-type="paragraph" svg:x="0.4681in" svg:y="0.0902in" svg:width="6.1291in" svg:height="0.5366in" draw:z-index="33"><draw:image xlink:href="Pictures/100000000000040600000064BE83AAFD.png" xlink:type="simple" xlink:show="embed" xlink:actuate="onLoad"/></draw:frame></text:p>
        </text:list-item>
        <text:list-item>
          <text:p text:style-name="P41">Click on the TestGraph button to open the graph.</text:p>
        </text:list-item>
        <text:list-item>
          <text:p text:style-name="P41"><draw:frame draw:style-name="fr2" draw:name="graphics37" text:anchor-type="paragraph" svg:x="0.5063in" svg:y="0.0335in" svg:width="3.4201in" svg:height="1.9799in" draw:z-index="32"><draw:image xlink:href="Pictures/10000201000001AC000000F8F047CACC.png" xlink:type="simple" xlink:show="embed" xlink:actuate="onLoad"/></draw:frame>Click on the pushbuttons and check that the indicators are responding.</text:p>
        </text:list-item>
      </text:list>
      <text:p text:style-name="P17">Tip</text:p>
      <text:p text:style-name="P16">Another way to open a graph is to start Xtt from a terminal window</text:p>
      <text:p text:style-name="P19">&gt; rt_xtt</text:p>
      <text:p text:style-name="P16">Open the command line in xtt with Ctrl+B and enter the command</text:p>
      <text:p text:style-name="P19">xtt&gt; open graph testgraph</text:p>
      <text:p text:style-name="P17">Tip</text:p>
      <text:p text:style-name="P16">A XttGraph object is not necessary to open a graph. Open Ge from the Configurator menu, edit and save the graph. Then copy the graph file from the catalog $pwrp_pop to $pwrp_exe</text:p>
      <text:p text:style-name="P19">&gt; cp $pwrp_pop/testgraph.pwg $pwrp_exe</text:p>
      <text:p text:style-name="P21">Start xtt and open the graph as described in the tip above.</text:p>
      <text:p text:style-name="P21"/>
      <text:p text:style-name="P25">Finally stop the runtime by pressing the 'Stop Runtime' button in the Runtime Monitor.</text:p>
      <text:p text:style-name="P26">Tip</text:p>
      <text:p text:style-name="P27">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text:soft-page-break/>Select an analog value object, Av, in the palette (Plant/Signals/Av) and create four Av object in the map H1, and name them Av1, Av2, Av3 and Av4.</text:p>
      <text:p text:style-name="Text_20_body"><draw:frame draw:style-name="fr7" draw:name="graphics40" text:anchor-type="paragraph" svg:width="6.3673in" svg:height="3.2953in" draw:z-index="39"><draw:image xlink:href="Pictures/10000000000002CA00000174C89A854A.png" xlink:type="simple" xlink:show="embed" xlink:actuate="onLoad"/></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6.6925in" svg:height="3.0327in" draw:z-index="40"><draw:image xlink:href="Pictures/10000000000003900000019817C15A62.png" xlink:type="simple" xlink:show="embed" xlink:actuate="onLoad"/></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text:soft-page-break/>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1" draw:name="graphics42" text:anchor-type="paragraph" svg:x="0in" svg:y="0.2319in" svg:width="6.6925in" svg:height="4.1618in" draw:z-index="41"><draw:image xlink:href="Pictures/10000000000003D50000024F64A75F6A.png" xlink:type="simple" xlink:show="embed" xlink:actuate="onLoad"/></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Runtime Monitor</text:a>, or from a terminal window. </text:p>
      <text:p text:style-name="Text_20_body">Open the <text:a xlink:type="simple" xlink:href="#Runtime Navigator">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6.6925in" svg:height="6.5811in" draw:z-index="43"><draw:image xlink:href="Pictures/10000000000003C4000003B4531CBE78.png" xlink:type="simple" xlink:show="embed" xlink:actuate="onLoad"/></draw:frame><text:soft-page-break/></text:p>
      <text:p text:style-name="P10">Fig PlcTrace</text:p>
      <text:p text:style-name="P10"/>
      <text:p text:style-name="P9">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0"/>
      <text:p text:style-name="P10"/>
      <text:p text:style-name="P10"><draw:frame draw:style-name="fr8" draw:name="graphics45" text:anchor-type="paragraph" svg:x="0.0382in" svg:y="0in" svg:width="4.6992in" svg:height="4.4083in" draw:z-index="42"><draw:image xlink:href="Pictures/1000000000000237000001FFB14D0ECA.png" xlink:type="simple" xlink:show="embed" xlink:actuate="onLoad"/></draw:frame></text:p>
      <text:p text:style-name="P10"><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6.6925in" svg:height="2.6953in" draw:z-index="44"><draw:image xlink:href="Pictures/10000000000003B20000017D34471965.png" xlink:type="simple" xlink:show="embed" xlink:actuate="onLoad"/></draw:frame></text:p>
      <text:p text:style-name="Text_20_body"><text:soft-page-break/>Open the object editor for the DSup, and insert the alarmtext into the DetectText attribute.</text:p>
      <text:p text:style-name="P10"><draw:frame draw:style-name="fr9" draw:name="graphics44" text:anchor-type="paragraph" svg:width="4.4898in" svg:height="3.3854in" draw:z-index="45"><draw:image xlink:href="Pictures/10000000000001AF000001455B911A47.png" xlink:type="simple" xlink:show="embed" xlink:actuate="onLoad"/></draw:frame>Fig Object editor for DSup</text:p>
      <text:p text:style-name="P9">Also set the attribute EventPriority to B.</text:p>
      <text:p text:style-name="P9"><draw:frame draw:style-name="fr9" draw:name="graphics47" text:anchor-type="paragraph" svg:width="4.5in" svg:height="3.4063in" draw:z-index="46"><draw:image xlink:href="Pictures/10000000000001B000000147A78EC3D1.png" xlink:type="simple" xlink:show="embed" xlink:actuate="onLoad"/></draw:frame></text:p>
      <text:p text:style-name="P9">Create also an ASup object, this is found under the Analog map in the palette, and connect it to the add object</text:p>
      <text:p text:style-name="P9"><draw:frame draw:style-name="fr10" draw:name="graphics48" text:anchor-type="paragraph" svg:width="6.6925in" svg:height="2.6693in" draw:z-index="47"><draw:image xlink:href="Pictures/10000000000003AC00000177F8C6431A.png" xlink:type="simple" xlink:show="embed" xlink:actuate="onLoad"/></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4.8126in" svg:height="4.2709in" draw:z-index="48"><draw:image xlink:href="Pictures/10000000000001CE0000019A3DCC8B33.png" xlink:type="simple" xlink:show="embed" xlink:actuate="onLoad"/></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text:soft-page-break/></text:p>
      <text:p text:style-name="Text_20_body">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2">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2"><text:s text:c="3"/></text:p>
      <text:p text:style-name="Text_20_body"><draw:frame draw:style-name="fr5" draw:name="graphics50" text:anchor-type="paragraph" svg:width="6.6925in" svg:height="0.6362in" draw:z-index="49"><draw:image xlink:href="Pictures/100000000000042500000063A89F9E9F.png" xlink:type="simple" xlink:show="embed" xlink:actuate="onLoad"/></draw:frame></text:p>
      <text:p text:style-name="P12">Open the alarm list from the Alarmlist button in the operator window. </text:p>
      <text:p text:style-name="Text_20_body"><draw:frame draw:style-name="fr5" draw:name="graphics51" text:anchor-type="paragraph" svg:width="6.6925in" svg:height="1.3866in" draw:z-index="50"><draw:image xlink:href="Pictures/10000000000002CF00000095285AAD2C.png" xlink:type="simple" xlink:show="embed" xlink:actuate="onLoad"/></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text:soft-page-break/>Open the H1 map and select Dv1. Doubleclick on the DigLowColor.Attribute line and Dv1 should be inserted.</text:p>
      <text:p text:style-name="Text_20_body"><draw:frame draw:style-name="fr9" draw:name="graphics52" text:anchor-type="paragraph" svg:width="5.4689in" svg:height="3.6772in" draw:z-index="51"><draw:image xlink:href="Pictures/100000000000020D000001611EC42602.png" xlink:type="simple" xlink:show="embed" xlink:actuate="onLoad"/></draw:frame></text:p>
      <text:p text:style-name="Text_20_body"><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0">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1.6874in" svg:height="0.5835in" draw:z-index="52"><draw:image xlink:href="Pictures/10000000000000A200000038BC5D3C40.png" xlink:type="simple" xlink:show="embed" xlink:actuate="onLoad"/></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text:soft-page-break/>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5.4063in" svg:height="5.5626in" draw:z-index="53"><draw:image xlink:href="Pictures/100000000000020700000216E136CA03.png" xlink:type="simple" xlink:show="embed" xlink:actuate="onLoad"/></draw:frame></text:p>
      <text:p text:style-name="Text_20_body"/>
      <text:p text:style-name="Text_20_body">Close the Object Attribute Editor. And save the graph. </text:p>
      <text:p text:style-name="P10">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2.0311in" svg:height="0.5209in" draw:z-index="54"><draw:image xlink:href="Pictures/10000000000000C300000032381CD1B7.png" xlink:type="simple" xlink:show="embed" xlink:actuate="onLoad"/></draw:frame><draw:frame draw:style-name="fr12" draw:name="graphics56" text:anchor-type="paragraph" svg:width="1.9063in" svg:height="0.5in" draw:z-index="55"><draw:image xlink:href="Pictures/10000000000000B700000030C74DB157.png" xlink:type="simple" xlink:show="embed" xlink:actuate="onLoad"/></draw:frame></text:p>
      <text:h text:style-name="Heading_20_3" text:outline-level="3">Build a graphic component</text:h>
      <text:p text:style-name="Text_20_body">Lets now see how we can build a graphic component from scratch, for example a flashing indicator. </text:p>
      <text:p text:style-name="Text_20_body"><text:soft-page-break/>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
      <text:p text:style-name="Text_20_body"><draw:frame draw:style-name="fr8" draw:name="graphics63" text:anchor-type="paragraph" svg:x="0.0209in" svg:y="0in" svg:width="5.2083in" svg:height="0.6457in" draw:z-index="61"><draw:image xlink:href="Pictures/10000000000001F40000003EFEE9694A.png" xlink:type="simple" xlink:show="embed" xlink:actuate="onLoad"/></draw:frame>A rectangle is created.</text:p>
      <text:p text:style-name="Text_20_body"><draw:frame draw:style-name="fr11" draw:name="graphics64" text:anchor-type="paragraph" svg:width="1.9689in" svg:height="0.7398in" draw:z-index="62"><draw:image xlink:href="Pictures/10000000000000BD000000479A4E26B5.png" xlink:type="simple" xlink:show="embed" xlink:actuate="onLoad"/></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5.2083in" svg:height="0.6457in" draw:z-index="63"><draw:image xlink:href="Pictures/10000000000001F40000003E39E00F35.png" xlink:type="simple" xlink:show="embed" xlink:actuate="onLoad"/></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1.9063in" svg:height="0.7709in" draw:z-index="64"><draw:image xlink:href="Pictures/10000000000000B70000004A78FB3306.png" xlink:type="simple" xlink:show="embed" xlink:actuate="onLoad"/></draw:frame>Set a relief shadow on on the rectangle by selecting it and push the 3D button in the toolbar.</text:p>
      <text:p text:style-name="Text_20_body"><draw:frame draw:style-name="fr9" draw:name="graphics67" text:anchor-type="paragraph" svg:width="5.2083in" svg:height="0.6457in" draw:z-index="65"><draw:image xlink:href="Pictures/10000000000001F40000003E515D9F14.png" xlink:type="simple" xlink:show="embed" xlink:actuate="onLoad"/></draw:frame><draw:frame draw:style-name="fr1" draw:name="graphics68" text:anchor-type="paragraph" svg:x="0.0307in" svg:y="0.8957in" svg:width="1.9689in" svg:height="0.802in" draw:z-index="66"><draw:image xlink:href="Pictures/10000000000000BD0000004DB533ADE4.png" xlink:type="simple" xlink:show="embed" xlink:actuate="onLoad"/></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1" draw:name="graphics69" text:anchor-type="paragraph" svg:x="0.0835in" svg:y="0.1398in" svg:width="5.4063in" svg:height="3.052in" draw:z-index="67"><draw:image xlink:href="Pictures/1000000000000207000001257F8A131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8" draw:name="graphics57" text:anchor-type="paragraph" svg:x="0.0102in" svg:y="0.8362in" svg:width="1.7709in" svg:height="0.7398in" draw:z-index="56"><draw:image xlink:href="Pictures/10000000000000AA00000047256B445C.png" xlink:type="simple" xlink:show="embed" xlink:actuate="onLoad"/></draw:frame><draw:frame draw:style-name="fr9" draw:name="graphics70" text:anchor-type="paragraph" svg:width="5.2083in" svg:height="0.6457in" draw:z-index="68"><draw:image xlink:href="Pictures/10000000000001F40000003E9E3F0416.png" xlink:type="simple" xlink:show="embed" xlink:actuate="onLoad"/></draw:frame></text:p>
      <text:p text:style-name="Text_20_body"><draw:frame draw:style-name="fr8" draw:name="graphics62" text:anchor-type="paragraph" svg:x="0.0209in" svg:y="0.5909in" svg:width="1.75in" svg:height="0.7189in" draw:z-index="60"><draw:image xlink:href="Pictures/10000000000000A8000000457C685AF9.png" xlink:type="simple" xlink:show="embed" xlink:actuate="onLoad"/></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5.2083in" svg:height="0.6457in" draw:z-index="69"><draw:image xlink:href="Pictures/10000000000001F40000003EC5521CE9.png" xlink:type="simple" xlink:show="embed" xlink:actuate="onLoad"/></draw:frame></text:p>
      <text:p text:style-name="Text_20_body"><draw:frame draw:style-name="fr8" draw:name="graphics60" text:anchor-type="paragraph" svg:x="0.0209in" svg:y="0.6591in" svg:width="5.4063in" svg:height="4in" draw:z-index="58"><draw:image xlink:href="Pictures/100000000000020700000180CCE89105.png" xlink:type="simple" xlink:show="embed" xlink:actuate="onLoad"/></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8" draw:name="graphics61" text:anchor-type="paragraph" svg:x="2.5409in" svg:y="0.2992in" svg:width="1.8126in" svg:height="0.7709in" draw:z-index="59"><draw:image xlink:href="Pictures/10000000000000AE0000004A6ADA6167.png" xlink:type="simple" xlink:show="embed" xlink:actuate="onLoad"/></draw:frame><draw:frame draw:style-name="fr8" draw:name="graphics59" text:anchor-type="paragraph" svg:x="-0.0209in" svg:y="0.3154in" svg:width="1.75in" svg:height="0.7189in" draw:z-index="57"><draw:image xlink:href="Pictures/10000000000000A8000000457C685AF9.png" xlink:type="simple" xlink:show="embed" xlink:actuate="onLoad"/></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1"/>
      <text:p text:style-name="P11"/>
      <text:p text:style-name="P32">&lt;topic&gt; index</text:p>
      <text:p text:style-name="P32"/>
      <text:p text:style-name="P32"><text:soft-page-break/>&lt;image&gt; pwr_logga.gif</text:p>
      <text:p text:style-name="P32"/>
      <text:p text:style-name="P32">&lt;h1&gt;Welcome to gettingstarted</text:p>
      <text:p text:style-name="P32">&lt;h2&gt;Description</text:p>
      <text:p text:style-name="P32">This a project following the Getting Started Guide in Proview.</text:p>
      <text:p text:style-name="P32"/>
      <text:p text:style-name="P32">&lt;h2&gt;Process graphics</text:p>
      <text:p text:style-name="P32">Testgraph A test graph &lt;link&gt; testgraph</text:p>
      <text:p text:style-name="P32">&lt;/topic&gt;</text:p>
      <text:p text:style-name="P32"/>
      <text:p text:style-name="P32">&lt;topic&gt; testgraph</text:p>
      <text:p text:style-name="P32">Process graph Testgraph</text:p>
      <text:p text:style-name="P32">Push on the three pushbuttons to set Dv1, Dv2 and Dv3.</text:p>
      <text:p text:style-name="P32">Activate the slider to set values to Av1, Av2 and Av3.</text:p>
      <text:p text:style-name="P32"/>
      <text:p text:style-name="P32">&lt;image&gt; testgraph.png</text:p>
      <text:p text:style-name="P32">&lt;b&gt;Fig The Testgraph graph</text:p>
      <text:p text:style-name="P32">&lt;/topic&gt;</text:p>
      <text:p text:style-name="P32"/>
      <text:p text:style-name="P32">&lt;include&gt; $pwr_lang/profibus_xtthelp.dat</text:p>
      <text:p text:style-name="P32">&lt;include&gt; $pwr_lang/opc_xtthelp.dat</text:p>
      <text:p text:style-name="P32">&lt;include&gt; $pwr_lang/basecomponent_xtthelp.dat</text:p>
      <text:p text:style-name="P32">&lt;include&gt; $pwr_lang/othermanufacturer_xtthelp.dat</text:p>
      <text:p text:style-name="P32">&lt;include&gt; $pwr_lang/abb_xtthelp.dat</text:p>
      <text:p text:style-name="P32">&lt;include&gt; $pwr_lang/siemens_xtthelp.dat</text:p>
      <text:p text:style-name="P32">&lt;include&gt; $pwr_lang/remote_xtthelp.dat</text:p>
      <text:p text:style-name="P32">&lt;include&gt; $pwr_lang/nmps_xtthelp.dat</text:p>
      <text:p text:style-name="P32">&lt;include&gt; $pwr_lang/ssabox_xtthelp.dat</text:p>
      <text:p text:style-name="P33"/>
      <text:p text:style-name="P13">Now build the node, or copy the file to $pwrp_exe, and you should be able to open the text from Help/Project in rt_xtt or the configurator menu. It can also be opened from the help button in the operator window.</text:p>
      <text:p text:style-name="P13"><draw:frame draw:style-name="fr9" draw:name="graphics58" text:anchor-type="paragraph" svg:width="5.9689in" svg:height="4.302in" draw:z-index="70"><draw:image xlink:href="Pictures/100000000000023D0000019D0784D868.png" xlink:type="simple" xlink:show="embed" xlink:actuate="onLoad"/></draw:frame></text:p>
      <text:p text:style-name="P13"><text:soft-page-break/></text:p>
      <text:p text:style-name="P13">In the testgraph process graph we will now create a button that opens the help text for the graph.</text:p>
      <text:p text:style-name="P13">Open the Ge editor for testgraph, and insert an info button from Button/ButtonInfo in the palette.</text:p>
      <text:p text:style-name="P13"><draw:frame draw:style-name="fr9" draw:name="graphics73" text:anchor-type="paragraph" svg:width="1.0728in" svg:height="0.6563in" draw:z-index="72"><draw:image xlink:href="Pictures/10000000000000670000003F91C57DB1.png" xlink:type="simple" xlink:show="embed" xlink:actuate="onLoad"/></draw:frame></text:p>
      <text:p text:style-name="P13">Open the Object Attributes editor by double clicking on the info button, and insert 'testgraph' in Help.Topic. When the button is pressed, the helptext for the topic 'testgraph' will be displayed.</text:p>
      <text:p text:style-name="P13"><draw:frame draw:style-name="fr9" draw:name="graphics72" text:anchor-type="paragraph" svg:width="5.4272in" svg:height="2.7083in" draw:z-index="71"><draw:image xlink:href="Pictures/1000000000000209000001045703C446.png" xlink:type="simple" xlink:show="embed" xlink:actuate="onLoad"/></draw:frame>Open the graph in rt_xtt (this function will not work in Preview), and press the info button.</text:p>
      <text:p text:style-name="P13"><draw:frame draw:style-name="fr9" draw:name="graphics74" text:anchor-type="paragraph" svg:width="5.5in" svg:height="6.0417in" draw:z-index="73"><draw:image xlink:href="Pictures/100000000000021000000244C533A8AC.png" xlink:type="simple" xlink:show="embed" xlink:actuate="onLoad"/></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28">&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9"/>
      <text:h text:style-name="P34"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3">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6">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1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7-04T13:24:34</meta:creation-date>
    <dc:date>2010-07-14T18:15:33</dc:date>
    <dc:language>en-US</dc:language>
    <meta:editing-cycles>91</meta:editing-cycles>
    <meta:editing-duration>PT35H14M20S</meta:editing-duration>
    <meta:document-statistic meta:table-count="6" meta:image-count="74" meta:object-count="0" meta:page-count="46" meta:paragraph-count="447" meta:word-count="6474" meta:character-count="37693"/>
    <dc:creator>claes </dc:creator>
    <meta:user-defined meta:name="Info 1"/>
    <meta:user-defined meta:name="Info 2"/>
    <meta:user-defined meta:name="Info 3"/>
    <meta:user-defined meta:name="Info 4"/>
  </office:meta>
</office:document-meta>
</file>